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A000000A7949CED0CF5F726A5.png" manifest:media-type="image/png"/>
  <manifest:file-entry manifest:full-path="Pictures/10000000000002590000019C4A1371BCEC37F6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49f" officeooo:paragraph-rsid="0019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2cm" svg:y="-2cm" svg:width="21.001cm" svg:height="26cm" draw:z-index="1"><draw:image xlink:href="Pictures/10000000000002590000019C4A1371BCEC37F6C0.jpg" xlink:type="simple" xlink:show="embed" xlink:actuate="onLoad"/></draw:frame><draw:frame draw:style-name="fr1" draw:name="Figura2" text:anchor-type="paragraph" svg:x="-2cm" svg:y="23.724cm" svg:width="21.001cm" svg:height="4.001cm" draw:z-index="0"><draw:image xlink:href="Pictures/100002010000019A000000A7949CED0CF5F726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58:06.171084227</meta:creation-date>
    <dc:date>2018-06-10T15:01:07.975082637</dc:date>
    <meta:editing-duration>PT3M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